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9335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8417in"/>
    </style:style>
    <style:style style:name="co11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d0d0d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d0d0d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c9c9c9" style:diagonal-bl-tr="none" style:diagonal-tl-br="none" style:text-align-source="fix" style:repeat-content="false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fo:background-color="#c9c9c9" style:diagonal-bl-tr="none" style:diagonal-tl-br="none" style:text-align-source="fix" style:repeat-content="false" fo:wrap-option="wrap" fo:border="1.76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d0d0d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d0d0d" style:font-name="Times New Roman" fo:font-size="10pt" fo:font-weight="bold" style:text-underline-style="none" style:text-underline-color="font-color" style:text-line-through-type="none" fo:font-style="italic" style:text-outline="false" fo:text-shadow="none" style:text-position="-8% 58%" style:font-name-complex="Times New Roman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d0d0d" style:font-name="Times New Roman" fo:font-size="10pt" fo:font-weight="bold" style:text-underline-style="none" style:text-underline-color="font-color" style:text-line-through-type="none" fo:font-style="italic" style:text-outline="false" fo:text-shadow="none" style:font-name-complex="Times New Roman" style:font-size-asian="10pt" style:font-size-complex="10pt" style:font-weight-asian="bold" style:font-weight-complex="bold" style:font-style-asian="italic" style:font-style-complex="italic" style:text-position="0% 100%"/>
    </style:style>
    <style:style style:name="T3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text-position="33% 58%" style:font-style-asian="normal" style:font-style-complex="normal"/>
    </style:style>
    <style:style style:name="T4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style:text-position="0% 100%" fo:font-style="normal" style:font-style-asian="normal" style:font-style-complex="normal"/>
    </style:style>
    <style:style style:name="T5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style:text-position="0% 100%" fo:font-style="italic" style:font-style-asian="italic" style:font-style-complex="italic"/>
    </style:style>
    <style:style style:name="T6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italic" style:font-style-asian="italic" style:font-style-complex="italic" style:text-position="-8% 58%"/>
    </style:style>
    <style:style style:name="T7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style:text-position="33% 58%" fo:font-style="italic" style:font-style-asian="italic" style:font-style-complex="italic"/>
    </style:style>
    <style:style style:name="T8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style:text-position="33% 58%" fo:font-style="normal" style:font-style-asian="normal" style:font-style-complex="normal"/>
    </style:style>
    <style:style style:name="T9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font-style-asian="normal" style:font-style-complex="normal" style:text-position="0% 100%"/>
    </style:style>
    <style:style style:name="T10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text-position="0% 100%" style:font-style-asian="normal" style:font-style-complex="normal"/>
    </style:style>
    <style:style style:name="T11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text-position="-8% 58%" style:font-style-asian="normal" style:font-style-complex="normal"/>
    </style:style>
    <style:style style:name="T12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italic" style:text-position="0% 100%" style:font-style-asian="italic" style:font-style-complex="italic"/>
    </style:style>
    <style:style style:name="T13" style:family="text">
      <style:text-properties fo:color="#0d0d0d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italic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5.174in" svg:y="0in">
            <draw:object draw:notify-on-update-of-ranges="Sheet1.H1:Sheet1.H1 Sheet1.H2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p</text:p>
          </table:table-cell>
          <table:table-cell table:style-name="ce4" office:value-type="string" calcext:value-type="string">
            <text:p>g</text:p>
          </table:table-cell>
          <table:table-cell table:style-name="ce3" office:value-type="string" calcext:value-type="string">
            <text:p>Т<text:span text:style-name="T1">p</text:span><text:span text:style-name="T2"> </text:span><text:span text:style-name="T3">(1)</text:span></text:p>
          </table:table-cell>
          <table:table-cell table:style-name="ce3" office:value-type="string" calcext:value-type="string">
            <text:p>Т<text:span text:style-name="T1">p</text:span><text:span text:style-name="T2"> </text:span><text:span text:style-name="T3">(2)</text:span></text:p>
          </table:table-cell>
          <table:table-cell table:style-name="ce3" office:value-type="string" calcext:value-type="string">
            <text:p>Т<text:span text:style-name="T1">p</text:span><text:span text:style-name="T2"> </text:span><text:span text:style-name="T3">(3)</text:span></text:p>
          </table:table-cell>
          <table:table-cell table:style-name="ce3" office:value-type="string" calcext:value-type="string">
            <text:p>Т<text:span text:style-name="T1">p</text:span><text:span text:style-name="T2">=</text:span><text:span text:style-name="T4">min(</text:span><text:span text:style-name="T5">T</text:span><text:span text:style-name="T6">p</text:span><text:span text:style-name="T3">(</text:span><text:span text:style-name="T7">i</text:span><text:span text:style-name="T8">)</text:span><text:span text:style-name="T9">)</text:span></text:p>
          </table:table-cell>
          <table:table-cell table:style-name="ce3" office:value-type="string" calcext:value-type="string">
            <text:p>S<text:span text:style-name="T1">р  </text:span><text:span text:style-name="T10">= </text:span><text:span text:style-name="T5">T</text:span><text:span text:style-name="T11">1</text:span><text:span text:style-name="T12">/T</text:span><text:span text:style-name="T6">p</text:span></text:p>
          </table:table-cell>
          <table:table-cell table:style-name="ce3" office:value-type="string" calcext:value-type="string">
            <text:p>E<text:span text:style-name="T1">р  </text:span><text:span text:style-name="T10">= </text:span><text:span text:style-name="T5">S</text:span><text:span text:style-name="T6">p</text:span><text:span text:style-name="T13">/p</text:span>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8844" calcext:value-type="float">
            <text:p>8844</text:p>
          </table:table-cell>
          <table:table-cell table:style-name="ce3" table:number-columns-repeated="2"/>
          <table:table-cell table:style-name="ce8" table:formula="of:=MIN([.D2:.F2])" office:value-type="float" office:value="8844" calcext:value-type="float">
            <text:p>8844</text:p>
          </table:table-cell>
          <table:table-cell table:style-name="ce9" table:formula="of:=[.G2]/[.G2]" office:value-type="float" office:value="1" calcext:value-type="float">
            <text:p>1</text:p>
          </table:table-cell>
          <table:table-cell table:style-name="ce9" table:formula="of:=[.H2]/[.B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535" calcext:value-type="float">
            <text:p>4535</text:p>
          </table:table-cell>
          <table:table-cell table:style-name="ce6" table:number-columns-repeated="2"/>
          <table:table-cell table:style-name="ce8" table:formula="of:=MIN([.D3:.F3])" office:value-type="float" office:value="4535" calcext:value-type="float">
            <text:p>4535</text:p>
          </table:table-cell>
          <table:table-cell table:style-name="ce9" table:formula="of:=[.G2]/[.G3]" office:value-type="float" office:value="1.95016538037486" calcext:value-type="float">
            <text:p>1.95016538037486</text:p>
          </table:table-cell>
          <table:table-cell table:style-name="ce9" table:formula="of:=[.H3]/[.B3]" office:value-type="float" office:value="0.975082690187431" calcext:value-type="float">
            <text:p>0.975082690187431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7060" calcext:value-type="float">
            <text:p>7060</text:p>
          </table:table-cell>
          <table:table-cell table:style-name="ce6" table:number-columns-repeated="2"/>
          <table:table-cell table:style-name="ce8" table:formula="of:=MIN([.D4:.F4])" office:value-type="float" office:value="7060" calcext:value-type="float">
            <text:p>7060</text:p>
          </table:table-cell>
          <table:table-cell table:style-name="ce9" table:formula="of:=[.G2]/[.G4]" office:value-type="float" office:value="1.25269121813031" calcext:value-type="float">
            <text:p>1.25269121813031</text:p>
          </table:table-cell>
          <table:table-cell table:style-name="ce9" table:formula="of:=[.H4]/[.B4]" office:value-type="float" office:value="0.417563739376771" calcext:value-type="float">
            <text:p>0.417563739376771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718" calcext:value-type="float">
            <text:p>4718</text:p>
          </table:table-cell>
          <table:table-cell table:style-name="ce6" table:number-columns-repeated="2"/>
          <table:table-cell table:style-name="ce8" table:formula="of:=MIN([.D5:.F5])" office:value-type="float" office:value="4718" calcext:value-type="float">
            <text:p>4718</text:p>
          </table:table-cell>
          <table:table-cell table:style-name="ce9" table:formula="of:=[.G2]/[.G5]" office:value-type="float" office:value="1.87452310300975" calcext:value-type="float">
            <text:p>1.87452310300975</text:p>
          </table:table-cell>
          <table:table-cell table:style-name="ce9" table:formula="of:=[.H5]/[.B5]" office:value-type="float" office:value="0.468630775752438" calcext:value-type="float">
            <text:p>0.46863077575243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8768" calcext:value-type="float">
            <text:p>8768</text:p>
          </table:table-cell>
          <table:table-cell table:style-name="ce6" table:number-columns-repeated="2"/>
          <table:table-cell table:style-name="ce8" table:formula="of:=MIN([.D6:.F6])" office:value-type="float" office:value="8768" calcext:value-type="float">
            <text:p>8768</text:p>
          </table:table-cell>
          <table:table-cell table:style-name="ce9" table:formula="of:=[.G6]/[.G6]" office:value-type="float" office:value="1" calcext:value-type="float">
            <text:p>1</text:p>
          </table:table-cell>
          <table:table-cell table:style-name="ce9" table:formula="of:=[.H6]/[.B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604" calcext:value-type="float">
            <text:p>4604</text:p>
          </table:table-cell>
          <table:table-cell table:style-name="ce6" table:number-columns-repeated="2"/>
          <table:table-cell table:style-name="ce8" table:formula="of:=MIN([.D7:.F7])" office:value-type="float" office:value="4604" calcext:value-type="float">
            <text:p>4604</text:p>
          </table:table-cell>
          <table:table-cell table:style-name="ce9" table:formula="of:=[.G6]/[.G7]" office:value-type="float" office:value="1.90443092962641" calcext:value-type="float">
            <text:p>1.90443092962641</text:p>
          </table:table-cell>
          <table:table-cell table:style-name="ce9" table:formula="of:=[.H7]/[.B7]" office:value-type="float" office:value="0.952215464813206" calcext:value-type="float">
            <text:p>0.952215464813206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960" calcext:value-type="float">
            <text:p>3960</text:p>
          </table:table-cell>
          <table:table-cell table:style-name="ce6" table:number-columns-repeated="2"/>
          <table:table-cell table:style-name="ce8" table:formula="of:=MIN([.D8:.F8])" office:value-type="float" office:value="3960" calcext:value-type="float">
            <text:p>3960</text:p>
          </table:table-cell>
          <table:table-cell table:style-name="ce9" table:formula="of:=[.G6]/[.G8]" office:value-type="float" office:value="2.21414141414141" calcext:value-type="float">
            <text:p>2.21414141414141</text:p>
          </table:table-cell>
          <table:table-cell table:style-name="ce9" table:formula="of:=[.H8]/[.B8]" office:value-type="float" office:value="0.738047138047138" calcext:value-type="float">
            <text:p>0.73804713804713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474" calcext:value-type="float">
            <text:p>3474</text:p>
          </table:table-cell>
          <table:table-cell table:style-name="ce6" table:number-columns-repeated="2"/>
          <table:table-cell table:style-name="ce8" table:formula="of:=MIN([.D9:.F9])" office:value-type="float" office:value="3474" calcext:value-type="float">
            <text:p>3474</text:p>
          </table:table-cell>
          <table:table-cell table:style-name="ce9" table:formula="of:=[.G6]/[.G9]" office:value-type="float" office:value="2.52389176741508" calcext:value-type="float">
            <text:p>2.52389176741508</text:p>
          </table:table-cell>
          <table:table-cell table:style-name="ce9" table:formula="of:=[.H9]/[.B9]" office:value-type="float" office:value="0.630972941853771" calcext:value-type="float">
            <text:p>0.63097294185377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8968" calcext:value-type="float">
            <text:p>8968</text:p>
          </table:table-cell>
          <table:table-cell table:style-name="ce3" table:number-columns-repeated="2"/>
          <table:table-cell table:style-name="ce8" table:formula="of:=MIN([.D10:.F10])" office:value-type="float" office:value="8968" calcext:value-type="float">
            <text:p>8968</text:p>
          </table:table-cell>
          <table:table-cell table:style-name="ce9" table:formula="of:=[.$G$10]/[.G10]" office:value-type="float" office:value="1" calcext:value-type="float">
            <text:p>1</text:p>
          </table:table-cell>
          <table:table-cell table:style-name="ce9" table:formula="of:=[.H10]/[.B1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4711" calcext:value-type="float">
            <text:p>4711</text:p>
          </table:table-cell>
          <table:table-cell table:style-name="ce6" table:number-columns-repeated="2"/>
          <table:table-cell table:style-name="ce8" table:formula="of:=MIN([.D11:.F11])" office:value-type="float" office:value="4711" calcext:value-type="float">
            <text:p>4711</text:p>
          </table:table-cell>
          <table:table-cell table:style-name="ce9" table:formula="of:=[.$G$10]/[.G11]" office:value-type="float" office:value="1.90362980258968" calcext:value-type="float">
            <text:p>1.90362980258968</text:p>
          </table:table-cell>
          <table:table-cell table:style-name="ce9" table:formula="of:=[.H11]/[.B11]" office:value-type="float" office:value="0.951814901294842" calcext:value-type="float">
            <text:p>0.951814901294842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3585" calcext:value-type="float">
            <text:p>3585</text:p>
          </table:table-cell>
          <table:table-cell table:style-name="ce6" table:number-columns-repeated="2"/>
          <table:table-cell table:style-name="ce8" table:formula="of:=MIN([.D12:.F12])" office:value-type="float" office:value="3585" calcext:value-type="float">
            <text:p>3585</text:p>
          </table:table-cell>
          <table:table-cell table:style-name="ce9" table:formula="of:=[.$G$10]/[.G12]" office:value-type="float" office:value="2.50153417015342" calcext:value-type="float">
            <text:p>2.50153417015342</text:p>
          </table:table-cell>
          <table:table-cell table:style-name="ce9" table:formula="of:=[.H12]/[.B12]" office:value-type="float" office:value="0.833844723384472" calcext:value-type="float">
            <text:p>0.833844723384472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table:number-columns-repeated="2"/>
          <table:table-cell table:style-name="ce8" table:formula="of:=MIN([.D13:.F13])" office:value-type="float" office:value="3048" calcext:value-type="float">
            <text:p>3048</text:p>
          </table:table-cell>
          <table:table-cell table:style-name="ce9" table:formula="of:=[.$G$10]/[.G13]" office:value-type="float" office:value="2.94225721784777" calcext:value-type="float">
            <text:p>2.94225721784777</text:p>
          </table:table-cell>
          <table:table-cell table:style-name="ce9" table:formula="of:=[.H13]/[.B13]" office:value-type="float" office:value="0.735564304461942" calcext:value-type="float">
            <text:p>0.735564304461942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105" calcext:value-type="float">
            <text:p>9105</text:p>
          </table:table-cell>
          <table:table-cell table:style-name="ce3" table:number-columns-repeated="2"/>
          <table:table-cell table:style-name="ce8" table:formula="of:=MIN([.D14:.F14])" office:value-type="float" office:value="9105" calcext:value-type="float">
            <text:p>9105</text:p>
          </table:table-cell>
          <table:table-cell table:style-name="ce9" table:formula="of:=[.$G$14]/[.G14]" office:value-type="float" office:value="1" calcext:value-type="float">
            <text:p>1</text:p>
          </table:table-cell>
          <table:table-cell table:style-name="ce9" table:formula="of:=[.H14]/[.B1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687" calcext:value-type="float">
            <text:p>4687</text:p>
          </table:table-cell>
          <table:table-cell table:style-name="ce6" table:number-columns-repeated="2"/>
          <table:table-cell table:style-name="ce8" table:formula="of:=MIN([.D15:.F15])" office:value-type="float" office:value="4687" calcext:value-type="float">
            <text:p>4687</text:p>
          </table:table-cell>
          <table:table-cell table:style-name="ce9" table:formula="of:=[.$G$14]/[.G15]" office:value-type="float" office:value="1.94260721143589" calcext:value-type="float">
            <text:p>1.94260721143589</text:p>
          </table:table-cell>
          <table:table-cell table:style-name="ce9" table:formula="of:=[.H15]/[.B15]" office:value-type="float" office:value="0.971303605717943" calcext:value-type="float">
            <text:p>0.971303605717943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637" calcext:value-type="float">
            <text:p>3637</text:p>
          </table:table-cell>
          <table:table-cell table:style-name="ce6" table:number-columns-repeated="2"/>
          <table:table-cell table:style-name="ce8" table:formula="of:=MIN([.D16:.F16])" office:value-type="float" office:value="3637" calcext:value-type="float">
            <text:p>3637</text:p>
          </table:table-cell>
          <table:table-cell table:style-name="ce9" table:formula="of:=[.$G$14]/[.G16]" office:value-type="float" office:value="2.50343689854275" calcext:value-type="float">
            <text:p>2.50343689854275</text:p>
          </table:table-cell>
          <table:table-cell table:style-name="ce9" table:formula="of:=[.H16]/[.B16]" office:value-type="float" office:value="0.834478966180918" calcext:value-type="float">
            <text:p>0.834478966180918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021" calcext:value-type="float">
            <text:p>3021</text:p>
          </table:table-cell>
          <table:table-cell table:style-name="ce6" table:number-columns-repeated="2"/>
          <table:table-cell table:style-name="ce8" table:formula="of:=MIN([.D17:.F17])" office:value-type="float" office:value="3021" calcext:value-type="float">
            <text:p>3021</text:p>
          </table:table-cell>
          <table:table-cell table:style-name="ce9" table:formula="of:=[.$G$14]/[.G17]" office:value-type="float" office:value="3.01390268123138" calcext:value-type="float">
            <text:p>3.01390268123138</text:p>
          </table:table-cell>
          <table:table-cell table:style-name="ce9" table:formula="of:=[.H17]/[.B17]" office:value-type="float" office:value="0.753475670307845" calcext:value-type="float">
            <text:p>0.753475670307845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9003" calcext:value-type="float">
            <text:p>9003</text:p>
          </table:table-cell>
          <table:table-cell table:style-name="ce6" table:number-columns-repeated="2"/>
          <table:table-cell table:style-name="ce8" table:formula="of:=MIN([.D18:.F18])" office:value-type="float" office:value="9003" calcext:value-type="float">
            <text:p>9003</text:p>
          </table:table-cell>
          <table:table-cell table:style-name="ce9" table:formula="of:=[.$G$18]/[.G18]" office:value-type="float" office:value="1" calcext:value-type="float">
            <text:p>1</text:p>
          </table:table-cell>
          <table:table-cell table:style-name="ce9" table:formula="of:=[.H18]/[.B1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5665" calcext:value-type="float">
            <text:p>5665</text:p>
          </table:table-cell>
          <table:table-cell table:style-name="ce6" table:number-columns-repeated="2"/>
          <table:table-cell table:style-name="ce8" table:formula="of:=MIN([.D19:.F19])" office:value-type="float" office:value="5665" calcext:value-type="float">
            <text:p>5665</text:p>
          </table:table-cell>
          <table:table-cell table:style-name="ce9" table:formula="of:=[.$G$18]/[.G19]" office:value-type="float" office:value="1.5892321270962" calcext:value-type="float">
            <text:p>1.5892321270962</text:p>
          </table:table-cell>
          <table:table-cell table:style-name="ce9" table:formula="of:=[.H19]/[.B19]" office:value-type="float" office:value="0.794616063548102" calcext:value-type="float">
            <text:p>0.794616063548102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3730" calcext:value-type="float">
            <text:p>3730</text:p>
          </table:table-cell>
          <table:table-cell table:style-name="ce6" table:number-columns-repeated="2"/>
          <table:table-cell table:style-name="ce8" table:formula="of:=MIN([.D20:.F20])" office:value-type="float" office:value="3730" calcext:value-type="float">
            <text:p>3730</text:p>
          </table:table-cell>
          <table:table-cell table:style-name="ce9" table:formula="of:=[.$G$18]/[.G20]" office:value-type="float" office:value="2.41367292225201" calcext:value-type="float">
            <text:p>2.41367292225201</text:p>
          </table:table-cell>
          <table:table-cell table:style-name="ce9" table:formula="of:=[.H20]/[.B20]" office:value-type="float" office:value="0.80455764075067" calcext:value-type="float">
            <text:p>0.80455764075067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table:number-columns-repeated="2"/>
          <table:table-cell table:style-name="ce8" table:formula="of:=MIN([.D21:.F21])" office:value-type="float" office:value="3158" calcext:value-type="float">
            <text:p>3158</text:p>
          </table:table-cell>
          <table:table-cell table:style-name="ce9" table:formula="of:=[.$G$18]/[.G21]" office:value-type="float" office:value="2.85085497150095" calcext:value-type="float">
            <text:p>2.85085497150095</text:p>
          </table:table-cell>
          <table:table-cell table:style-name="ce9" table:formula="of:=[.H21]/[.B21]" office:value-type="float" office:value="0.712713742875237" calcext:value-type="float">
            <text:p>0.712713742875237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9702" calcext:value-type="float">
            <text:p>9702</text:p>
          </table:table-cell>
          <table:table-cell table:style-name="ce6" table:number-columns-repeated="2"/>
          <table:table-cell table:style-name="ce8" table:formula="of:=MIN([.D22:.F22])" office:value-type="float" office:value="9702" calcext:value-type="float">
            <text:p>9702</text:p>
          </table:table-cell>
          <table:table-cell table:style-name="ce9" table:formula="of:=[.$G$22]/[.G22]" office:value-type="float" office:value="1" calcext:value-type="float">
            <text:p>1</text:p>
          </table:table-cell>
          <table:table-cell table:style-name="ce9" table:formula="of:=[.H22]/[.B2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4554" calcext:value-type="float">
            <text:p>4554</text:p>
          </table:table-cell>
          <table:table-cell table:style-name="ce6" table:number-columns-repeated="2"/>
          <table:table-cell table:style-name="ce8" table:formula="of:=MIN([.D23:.F23])" office:value-type="float" office:value="4554" calcext:value-type="float">
            <text:p>4554</text:p>
          </table:table-cell>
          <table:table-cell table:style-name="ce9" table:formula="of:=[.$G$22]/[.G23]" office:value-type="float" office:value="2.1304347826087" calcext:value-type="float">
            <text:p>2.1304347826087</text:p>
          </table:table-cell>
          <table:table-cell table:style-name="ce9" table:formula="of:=[.H23]/[.B23]" office:value-type="float" office:value="1.06521739130435" calcext:value-type="float">
            <text:p>1.06521739130435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3499" calcext:value-type="float">
            <text:p>3499</text:p>
          </table:table-cell>
          <table:table-cell table:style-name="ce6" table:number-columns-repeated="2"/>
          <table:table-cell table:style-name="ce8" table:formula="of:=MIN([.D24:.F24])" office:value-type="float" office:value="3499" calcext:value-type="float">
            <text:p>3499</text:p>
          </table:table-cell>
          <table:table-cell table:style-name="ce9" table:formula="of:=[.$G$22]/[.G24]" office:value-type="float" office:value="2.77279222635039" calcext:value-type="float">
            <text:p>2.77279222635039</text:p>
          </table:table-cell>
          <table:table-cell table:style-name="ce9" table:formula="of:=[.H24]/[.B24]" office:value-type="float" office:value="0.924264075450129" calcext:value-type="float">
            <text:p>0.924264075450129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2943" calcext:value-type="float">
            <text:p>2943</text:p>
          </table:table-cell>
          <table:table-cell table:style-name="ce6" table:number-columns-repeated="2"/>
          <table:table-cell table:style-name="ce8" table:formula="of:=MIN([.D25:.F25])" office:value-type="float" office:value="2943" calcext:value-type="float">
            <text:p>2943</text:p>
          </table:table-cell>
          <table:table-cell table:style-name="ce9" table:formula="of:=[.$G$22]/[.G25]" office:value-type="float" office:value="3.29663608562691" calcext:value-type="float">
            <text:p>3.29663608562691</text:p>
          </table:table-cell>
          <table:table-cell table:style-name="ce9" table:formula="of:=[.H25]/[.B25]" office:value-type="float" office:value="0.824159021406728" calcext:value-type="float">
            <text:p>0.824159021406728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LGC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__g</meta:initial-creator>
    <meta:creation-date>2020-05-01T10:52:35</meta:creation-date>
    <dc:date>2023-05-23T12:38:09.776284482</dc:date>
    <meta:generator>LibreOffice/7.3.7.2$Linux_X86_64 LibreOffice_project/30$Build-2</meta:generator>
    <meta:editing-duration>PT1M11S</meta:editing-duration>
    <meta:editing-cycles>1</meta:editing-cycles>
    <meta:document-statistic meta:table-count="1" meta:cell-count="177" meta:object-count="1"/>
    <meta:user-defined meta:name="AppVersion">15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Sheet1.H1:Sheet1.H5" chart:data-source-has-labels="row" svg:x="1.331cm" svg:y="0.18cm" svg:width="11.153cm" svg:height="7.659cm">
          <chart:coordinate-region svg:x="2.058cm" svg:y="0.38cm" svg:width="10.332cm" svg:height="6.812cm"/>
          <chart:axis chart:dimension="x" chart:name="primary-x" chart:style-name="ch4">
            <chart:title svg:x="6.744cm" svg:y="8.019cm" chart:style-name="ch5">
              <text:p>B</text:p>
            </chart:title>
          </chart:axis>
          <chart:axis chart:dimension="y" chart:name="primary-y" chart:style-name="ch4">
            <chart:title svg:x="0.451cm" svg:y="4.185cm" chart:style-name="ch6">
              <text:p>H</text:p>
            </chart:title>
            <chart:grid chart:style-name="ch7" chart:class="major"/>
          </chart:axis>
          <chart:series chart:style-name="ch8" chart:values-cell-range-address="Sheet1.H2:Sheet1.H5" chart:label-cell-address="Sheet1.H1:Sheet1.H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р  = T1/T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016538037486">
                <text:p>1.95016538037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269121813031">
                <text:p>1.25269121813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452310300975">
                <text:p>1.87452310300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